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1.56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48cm" fo:min-width="1.56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957cm" fo:min-width="1.469cm"/>
    </style:style>
    <style:style style:name="gr8" style:family="graphic" style:parent-style-name="standard">
      <style:graphic-properties svg:stroke-width="0.106cm" svg:stroke-color="#000000" draw:marker-start="CF_20_Zero_20_One" draw:marker-start-width="0.359cm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CF_20_Zero_20_One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76cm" fo:min-width="1.469cm"/>
    </style:style>
    <style:style style:name="gr11" style:family="graphic" style:parent-style-name="standard">
      <style:graphic-properties svg:stroke-width="0.106cm" svg:stroke-color="#000000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heads_20_1" draw:marker-start-width="0.359cm" draw:marker-end="Arrowheads_20_2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="Arrowheads_20_4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9cm" fo:min-width="1.38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48cm" fo:min-width="1.118cm"/>
    </style:style>
    <style:style style:name="gr16" style:family="graphic" style:parent-style-name="standard">
      <style:graphic-properties draw:stroke="solid" svg:stroke-width="0.106cm" svg:stroke-color="#000000" draw:marker-start="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="CF_20_Zero_20_Many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00" draw:marker-start="Arrowheads_20_8" draw:marker-start-width="0.359cm" draw:marker-end="CF_20_Zero_20_Many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2.417cm" fo:min-width="5.596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2.417cm" fo:min-width="3.437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16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86cm" svg:height="1.423cm" svg:x="22.533cm" svg:y="2.143cm">
          <text:p text:style-name="P1">Table Profil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1.27cm" svg:x="23.987cm" svg:y="5.191cm">
          <text:p text:style-name="P1">F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921cm" svg:height="1.27cm" svg:x="17.129cm" svg:y="5.191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921cm" svg:height="1.27cm" svg:x="20.558cm" svg:y="5.191cm">
          <text:p text:style-name="P1"><text:span text:style-name="T1">Na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063cm" svg:x1="22.019cm" svg:y1="5.191cm" svg:x2="24.276cm" svg:y2="3.566cm" draw:start-shape="id1" draw:start-glue-point="4" draw:end-shape="id2" draw:end-glue-point="2" svg:d="M22019 5191v-876h2257v-749" svg:viewBox="0 0 2258 1626">
          <text:p/>
        </draw:connector>
        <draw:custom-shape draw:style-name="gr1" draw:text-style-name="P2" xml:id="id6" draw:id="id6" draw:layer="layout" svg:width="3.241cm" svg:height="2.134cm" svg:x="4.998cm" svg:y="7.096cm">
          <text:p text:style-name="P1">Table </text:p>
          <text:p text:style-name="P1">Pertanyaan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921cm" svg:height="1.27cm" svg:x="2.143cm" svg:y="4.937cm">
          <text:p text:style-name="P1"><text:span text:style-name="T1">Jud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921cm" svg:height="1.27cm" svg:x="6.842cm" svg:y="4.81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2.921cm" svg:height="1.27cm" svg:x="10.017cm" svg:y="4.429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9" draw:id="id9" draw:layer="layout" svg:width="2.921cm" svg:height="1.27cm" svg:x="12.938cm" svg:y="4.937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534cm" svg:height="1.423cm" svg:x="23.612cm" svg:y="15.732cm">
          <text:p text:style-name="P1">Table</text:p>
          <text:p text:style-name="P1">Jawab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749cm" svg:height="1.423cm" svg:x="11.967cm" svg:y="15.478cm">
          <text:p text:style-name="P1">Table</text:p>
          <text:p text:style-name="P1">Komentar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18.653cm" svg:y="12.93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921cm" svg:height="1.27cm" svg:x="21.701cm" svg:y="12.938cm">
          <text:p text:style-name="P1"><text:span text:style-name="T1">Tanggal </text:span></text:p>
          <text:p text:style-name="P1"><text:span text:style-name="T1">dibu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2.921cm" svg:height="1.27cm" svg:x="20.177cm" svg:y="11.668cm">
          <text:p text:style-name="P4">Tanggal </text:p>
          <text:p text:style-name="P1">diperbaharu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2.921cm" svg:height="1.27cm" svg:x="1.635cm" svg:y="18.018cm">
          <text:p text:style-name="P1"><text:span text:style-name="T1">Is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2.921cm" svg:height="1.27cm" svg:x="5.191cm" svg:y="18.018cm">
          <text:p text:style-name="P1"><text:span text:style-name="T1">Tanggal </text:span></text:p>
          <text:p text:style-name="P1"><text:span text:style-name="T1">dibua</text:span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7" draw:id="id17" draw:layer="layout" svg:width="2.921cm" svg:height="1.27cm" svg:x="8.747cm" svg:y="18.018cm">
          <text:p text:style-name="P4">Pemberi </text:p>
          <text:p text:style-name="P4">Komentar</text:p>
          <text:p text:style-name="P4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59cm" svg:y1="5.191cm" svg:x2="24.276cm" svg:y2="3.566cm" draw:start-shape="id3" draw:start-glue-point="4" draw:end-shape="id2" draw:end-glue-point="2" svg:d="M18590 5191v-813h5686v-812" svg:viewBox="0 0 5687 1626">
          <text:p/>
        </draw:connector>
        <draw:connector draw:style-name="gr3" draw:text-style-name="P1" draw:layer="layout" svg:x1="25.448cm" svg:y1="5.191cm" svg:x2="24.276cm" svg:y2="3.566cm" draw:start-shape="id4" draw:start-glue-point="4" draw:end-shape="id2" draw:end-glue-point="2" svg:d="M25448 5191v-813h-1172v-812" svg:viewBox="0 0 1173 1626">
          <text:p/>
        </draw:connector>
        <draw:connector draw:style-name="gr3" draw:text-style-name="P1" draw:layer="layout" draw:line-skew="0cm 3.804cm 2.152cm" svg:x1="3.604cm" svg:y1="6.207cm" svg:x2="6.618cm" svg:y2="7.096cm" draw:start-shape="id5" draw:start-glue-point="8" draw:end-shape="id6" draw:end-glue-point="0" svg:d="M3604 6207v502h1841v-121h1173v508" svg:viewBox="0 0 3015 890">
          <text:p/>
        </draw:connector>
        <draw:connector draw:style-name="gr3" draw:text-style-name="P1" draw:layer="layout" svg:x1="8.303cm" svg:y1="6.08cm" svg:x2="6.618cm" svg:y2="7.096cm" draw:start-shape="id7" draw:start-glue-point="8" draw:end-shape="id6" draw:end-glue-point="0" svg:d="M8303 6080v509h-1685v507" svg:viewBox="0 0 1686 1017">
          <text:p/>
        </draw:connector>
        <draw:connector draw:style-name="gr3" draw:text-style-name="P1" draw:layer="layout" svg:x1="11.478cm" svg:y1="5.699cm" svg:x2="6.618cm" svg:y2="7.096cm" draw:start-shape="id8" draw:start-glue-point="8" draw:end-shape="id6" draw:end-glue-point="0" svg:d="M11478 5699v711h-4860v686" svg:viewBox="0 0 4861 1398">
          <text:p/>
        </draw:connector>
        <draw:connector draw:style-name="gr3" draw:text-style-name="P1" draw:layer="layout" svg:x1="14.399cm" svg:y1="6.207cm" svg:x2="6.618cm" svg:y2="7.096cm" draw:start-shape="id9" draw:start-glue-point="8" draw:end-shape="id6" draw:end-glue-point="0" svg:d="M14399 6207v573h-3969v-185h-3812v501" svg:viewBox="0 0 7782 890">
          <text:p/>
        </draw:connector>
        <draw:connector draw:style-name="gr3" draw:text-style-name="P1" draw:layer="layout" svg:x1="20.114cm" svg:y1="14.208cm" svg:x2="24.879cm" svg:y2="15.732cm" draw:start-shape="id10" draw:start-glue-point="8" draw:end-shape="id11" draw:end-glue-point="0" svg:d="M20114 14208v762h4765v762" svg:viewBox="0 0 4766 1525">
          <text:p/>
        </draw:connector>
        <draw:connector draw:style-name="gr3" draw:text-style-name="P1" draw:layer="layout" svg:x1="23.162cm" svg:y1="14.208cm" svg:x2="24.879cm" svg:y2="15.732cm" draw:start-shape="id12" draw:start-glue-point="8" draw:end-shape="id11" draw:end-glue-point="0" svg:d="M23162 14208v774h1717v750" svg:viewBox="0 0 1718 1525">
          <text:p/>
        </draw:connector>
        <draw:connector draw:style-name="gr3" draw:text-style-name="P1" draw:layer="layout" svg:x1="21.638cm" svg:y1="12.938cm" svg:x2="24.879cm" svg:y2="15.732cm" draw:start-shape="id13" draw:start-glue-point="8" draw:end-shape="id11" draw:end-glue-point="0" svg:d="M21638 12938v1433h3241v1361" svg:viewBox="0 0 3242 2795">
          <text:p/>
        </draw:connector>
        <draw:connector draw:style-name="gr3" draw:text-style-name="P1" draw:layer="layout" svg:x1="3.096cm" svg:y1="18.018cm" svg:x2="13.341cm" svg:y2="16.901cm" draw:start-shape="id14" draw:start-glue-point="4" draw:end-shape="id15" draw:end-glue-point="2" svg:d="M3096 18018v-559h10245v-558" svg:viewBox="0 0 10246 1118">
          <text:p/>
        </draw:connector>
        <draw:connector draw:style-name="gr3" draw:text-style-name="P1" draw:layer="layout" svg:x1="6.652cm" svg:y1="18.018cm" svg:x2="13.341cm" svg:y2="16.901cm" draw:start-shape="id16" draw:start-glue-point="4" draw:end-shape="id15" draw:end-glue-point="2" svg:d="M6652 18018v-559h6689v-558" svg:viewBox="0 0 6690 1118">
          <text:p/>
        </draw:connector>
        <draw:connector draw:style-name="gr3" draw:text-style-name="P1" draw:layer="layout" svg:x1="10.208cm" svg:y1="18.018cm" svg:x2="13.341cm" svg:y2="16.901cm" draw:start-shape="id17" draw:start-glue-point="4" draw:end-shape="id15" draw:end-glue-point="2" svg:d="M10208 18018v-3042h5008v2425h-1875v-500" svg:viewBox="0 0 5009 3043">
          <text:p/>
        </draw:connector>
        <draw:custom-shape draw:style-name="gr7" draw:text-style-name="P2" xml:id="id18" draw:id="id18" draw:layer="layout" svg:width="3.937cm" svg:height="2.413cm" svg:x="14.716cm" svg:y="10.398cm">
          <text:p text:style-name="P1">Memilik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8.239cm" svg:y1="8.163cm" svg:x2="14.716cm" svg:y2="11.605cm" draw:start-shape="id6" draw:start-glue-point="1" draw:end-shape="id18" draw:end-glue-point="5" svg:d="M8239 8163h3238v3442h3239" svg:viewBox="0 0 6478 3443">
          <text:p/>
        </draw:connector>
        <draw:connector draw:style-name="gr3" draw:text-style-name="P1" xml:id="id20" draw:id="id20" draw:layer="layout" svg:x1="24.276cm" svg:y1="2.143cm" svg:x2="24.276cm" svg:y2="2.143cm" draw:start-shape="id2" draw:start-glue-point="0" draw:end-shape="id2" draw:end-glue-point="0" svg:d="M24276 2143z" svg:viewBox="0 0 1 1">
          <text:p/>
        </draw:connector>
        <draw:connector draw:style-name="gr9" draw:text-style-name="P1" draw:layer="layout" svg:x1="6.618cm" svg:y1="9.23cm" svg:x2="11.967cm" svg:y2="16.189cm" draw:start-shape="id6" draw:start-glue-point="2" draw:end-shape="id15" draw:end-glue-point="3" svg:d="M6618 9230v6959h5349" svg:viewBox="0 0 5350 6960">
          <text:p/>
        </draw:connector>
        <draw:custom-shape draw:style-name="gr10" draw:text-style-name="P2" draw:layer="layout" svg:width="3.937cm" svg:height="1.651cm" svg:x="7.223cm" svg:y="14.843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6.685cm" svg:y1="12.811cm" svg:x2="23.612cm" svg:y2="16.443cm" draw:start-shape="id18" draw:start-glue-point="6" draw:end-shape="id11" draw:end-glue-point="3" svg:d="M16685 12811v3632h6927" svg:viewBox="0 0 6928 3633">
          <text:p/>
        </draw:connector>
        <draw:custom-shape draw:style-name="gr7" draw:text-style-name="P2" xml:id="id21" draw:id="id21" draw:layer="layout" svg:width="3.937cm" svg:height="2.413cm" svg:x="12.049cm" svg:y="0.111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6" draw:layer="layout" draw:line-skew="-2.91cm 0.363cm" svg:x1="14.716cm" svg:y1="16.189cm" svg:x2="24.879cm" svg:y2="17.155cm" draw:start-shape="id15" draw:start-glue-point="1" draw:end-shape="id11" draw:end-glue-point="2" svg:d="M14716 16189h1538v1829h8625v-863" svg:viewBox="0 0 10164 1830">
          <text:p/>
        </draw:connector>
        <draw:custom-shape draw:style-name="gr10" draw:text-style-name="P2" draw:layer="layout" svg:width="3.937cm" svg:height="1.651cm" svg:x="18.526cm" svg:y="17.256cm">
          <text:p text:style-name="P1">Memilik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9" draw:id="id19" draw:layer="layout" svg:width="2.921cm" svg:height="1.27cm" svg:x="17.129cm" svg:y="14.716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0.05cm" svg:y1="15.351cm" svg:x2="24.879cm" svg:y2="15.732cm" draw:start-shape="id19" draw:start-glue-point="10" draw:end-shape="id11" draw:end-glue-point="0" svg:d="M20050 15351h1781v-121h3048v502" svg:viewBox="0 0 4830 503">
          <text:p/>
        </draw:connector>
        <draw:connector draw:style-name="gr13" draw:text-style-name="P6" draw:layer="layout" draw:line-skew="4.11cm" svg:x1="24.276cm" svg:y1="2.143cm" svg:x2="15.986cm" svg:y2="1.318cm" draw:start-shape="id20" draw:start-glue-point="0" draw:end-shape="id21" draw:end-glue-point="7" svg:d="M24276 2143h-35v-825h-8255" svg:viewBox="0 0 8291 826">
          <text:p/>
        </draw:connector>
        <draw:custom-shape draw:style-name="gr14" draw:text-style-name="P3" xml:id="id32" draw:id="id32" draw:layer="layout" svg:width="2.667cm" svg:height="1.143cm" svg:x="18.653cm" svg:y="3.032cm">
          <text:p text:style-name="P1"><text:span text:style-name="T1">N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xml:id="id30" draw:id="id30" draw:layer="layout" svg:width="2.286cm" svg:height="1.27cm" svg:x="10.017cm" svg:y="3.032cm">
          <text:p text:style-name="P1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line-skew="-3.242cm" svg:x1="12.049cm" svg:y1="1.318cm" svg:x2="4.998cm" svg:y2="8.163cm" draw:start-shape="id21" draw:start-glue-point="5" draw:end-shape="id6" draw:end-glue-point="3" svg:d="M12049 1318h-10795v6845h3744" svg:viewBox="0 0 10796 6846">
          <text:p/>
        </draw:connector>
        <draw:connector draw:style-name="gr17" draw:text-style-name="P6" draw:layer="layout" draw:line-skew="0.751cm" svg:x1="26.019cm" svg:y1="2.854cm" svg:x2="26.146cm" svg:y2="16.443cm" draw:start-shape="id2" draw:start-glue-point="1" draw:end-shape="id11" draw:end-glue-point="1" svg:d="M26019 2854h1379v13589h-1252" svg:viewBox="0 0 1380 13590">
          <text:p/>
        </draw:connector>
        <draw:custom-shape draw:style-name="gr7" draw:text-style-name="P2" xml:id="id26" draw:id="id26" draw:layer="layout" svg:width="3.937cm" svg:height="2.413cm" svg:x="25.384cm" svg:y="7.604cm">
          <text:p text:style-name="P1">DislikeLike</text:p>
          <text:p text:style-name="P1">Pertanya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6" draw:layer="layout" svg:x1="22.533cm" svg:y1="2.854cm" svg:x2="6.618cm" svg:y2="7.096cm" draw:start-shape="id2" draw:start-glue-point="3" draw:end-shape="id6" draw:end-glue-point="0" svg:d="M22533 2854h-15915v4242" svg:viewBox="0 0 15916 4243">
          <text:p/>
        </draw:connector>
        <draw:custom-shape draw:style-name="gr7" draw:text-style-name="P2" draw:layer="layout" svg:width="3.937cm" svg:height="2.413cm" svg:x="4.683cm" svg:y="1.635cm">
          <text:p text:style-name="P1">Memiliki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2" draw:id="id22" draw:layer="layout" svg:width="2.921cm" svg:height="1.27cm" svg:x="1.508cm" svg:y="9.128cm">
          <text:p text:style-name="P1"><text:span text:style-name="T1">Vo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2.969cm" svg:y1="9.128cm" svg:x2="6.618cm" svg:y2="7.096cm" draw:start-shape="id22" draw:start-glue-point="4" draw:end-shape="id6" draw:end-glue-point="0" svg:d="M2969 9128v-2533h3649v501" svg:viewBox="0 0 3650 2534">
          <text:p/>
        </draw:connector>
        <draw:custom-shape draw:style-name="gr2" draw:text-style-name="P3" xml:id="id23" draw:id="id23" draw:layer="layout" svg:width="2.921cm" svg:height="1.27cm" svg:x="22.209cm" svg:y="9.737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2.921cm" svg:height="1.27cm" svg:x="19.161cm" svg:y="9.61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line-skew="0.368cm" svg:x1="23.67cm" svg:y1="9.737cm" svg:x2="21.45cm" svg:y2="8.493cm" draw:start-shape="id23" draw:start-glue-point="4" svg:d="M23670 9737v-504h-2220v-740" svg:viewBox="0 0 2221 1245">
          <text:p/>
        </draw:connector>
        <draw:connector draw:style-name="gr3" draw:text-style-name="P6" xml:id="id25" draw:id="id25" draw:layer="layout" draw:line-skew="0.432cm" svg:x1="20.622cm" svg:y1="9.61cm" svg:x2="21.45cm" svg:y2="8.493cm" draw:start-shape="id24" draw:start-glue-point="4" svg:d="M20622 9610v-377h828v-740" svg:viewBox="0 0 829 1118">
          <text:p/>
        </draw:connector>
        <draw:connector draw:style-name="gr3" draw:text-style-name="P6" draw:layer="layout" svg:x1="21.45cm" svg:y1="8.493cm" svg:x2="25.384cm" svg:y2="8.811cm" draw:start-shape="id25" draw:start-glue-point="3" draw:end-shape="id26" draw:end-glue-point="5" svg:d="M21450 8493h1967v318h1967" svg:viewBox="0 0 3935 319">
          <text:p/>
        </draw:connector>
        <draw:custom-shape draw:style-name="gr2" draw:text-style-name="P3" xml:id="id28" draw:id="id28" draw:layer="layout" svg:width="2.921cm" svg:height="1.27cm" svg:x="15.605cm" svg:y="3.286cm">
          <text:p text:style-name="P1"><text:span text:style-name="T1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2.921cm" svg:height="1.27cm" svg:x="12.557cm" svg:y="3.159cm">
          <text:p text:style-name="P1"><text:span text:style-name="T1">Dis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xml:id="id29" draw:id="id29" draw:layer="layout" svg:x1="14.018cm" svg:y1="3.159cm" svg:x2="17.065cm" svg:y2="3.286cm" draw:start-shape="id27" draw:start-glue-point="4" draw:end-shape="id28" svg:d="M14018 3159v-501h3047v628" svg:viewBox="0 0 3048 629">
          <text:p/>
        </draw:connector>
        <draw:connector draw:style-name="gr3" draw:text-style-name="P6" draw:layer="layout" svg:x1="15.541cm" svg:y1="2.658cm" svg:x2="14.018cm" svg:y2="2.524cm" draw:start-shape="id29" draw:start-glue-point="0" draw:end-shape="id21" draw:end-glue-point="6" svg:d="M15541 2658v-67h-1523v-67" svg:viewBox="0 0 1524 135">
          <text:p/>
        </draw:connector>
        <draw:custom-shape draw:style-name="gr19" draw:text-style-name="P7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xml:id="id31" draw:id="id31" draw:layer="layout" svg:width="6.096cm" svg:height="2.667cm" svg:x="11.033cm" svg:y="0.11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xml:id="id34" draw:id="id34" draw:layer="layout" svg:width="3.937cm" svg:height="2.667cm" svg:x="25.384cm" svg:y="7.477cm">
          <text:p/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11.16cm" svg:y1="3.032cm" svg:x2="14.081cm" svg:y2="2.778cm" draw:start-shape="id30" draw:start-glue-point="4" draw:end-shape="id31" draw:end-glue-point="2" svg:d="M11160 3032v-127h2921v-127" svg:viewBox="0 0 2922 255">
          <text:p/>
        </draw:connector>
        <draw:connector draw:style-name="gr3" draw:text-style-name="P6" draw:layer="layout" draw:line-skew="0cm 0cm -0.5cm" svg:x1="19.987cm" svg:y1="3.032cm" svg:x2="14.081cm" svg:y2="2.778cm" draw:start-shape="id32" draw:start-glue-point="4" draw:end-shape="id31" draw:end-glue-point="2" svg:d="M19987 3032v-502h-2096v248h-3810" svg:viewBox="0 0 5907 503">
          <text:p/>
        </draw:connector>
        <draw:custom-shape draw:style-name="gr15" draw:text-style-name="P3" xml:id="id35" draw:id="id35" draw:layer="layout" svg:width="2.286cm" svg:height="1.27cm" svg:x="22.209cm" svg:y="6.842cm">
          <text:p text:style-name="P1"><text:span text:style-name="T1">Email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xml:id="id33" draw:id="id33" draw:layer="layout" svg:width="2.667cm" svg:height="1.143cm" svg:x="18.653cm" svg:y="6.842cm">
          <text:p text:style-name="P1"><text:span text:style-name="T1">Na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svg:x1="19.987cm" svg:y1="7.985cm" svg:x2="25.384cm" svg:y2="8.81cm" draw:start-shape="id33" draw:start-glue-point="8" draw:end-shape="id34" draw:end-glue-point="3" svg:d="M19987 7985v825h5397" svg:viewBox="0 0 5398 826">
          <text:p/>
        </draw:connector>
        <draw:connector draw:style-name="gr3" draw:text-style-name="P6" draw:layer="layout" svg:x1="23.352cm" svg:y1="8.112cm" svg:x2="25.384cm" svg:y2="8.81cm" draw:start-shape="id35" draw:start-glue-point="8" draw:end-shape="id34" draw:end-glue-point="3" svg:d="M23352 8112v698h2032" svg:viewBox="0 0 2033 6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2" draw:display-name="Arrowheads 2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4" draw:display-name="Arrowheads 4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Arrowheads_20_8" draw:display-name="Arrowheads 8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CF_20_Zero_20_One" draw:display-name="CF Zero One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22:07:32.149404922</meta:creation-date>
    <dc:date>2020-06-30T15:26:46.093712208</dc:date>
    <meta:editing-duration>PT32M40S</meta:editing-duration>
    <meta:editing-cycles>8</meta:editing-cycles>
    <meta:generator>LibreOffice/6.0.7.3$Linux_X86_64 LibreOffice_project/00m0$Build-3</meta:generator>
    <meta:document-statistic meta:object-count="69"/>
  </office:meta>
</office:document-meta>
</file>